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〈" close="〉">
        <mrow>
          <mrow>
            <msub>
              <mrow>
                <mover accent="true">
                  <mo stretchy="false">α</mo>
                  <mo stretchy="false">̄</mo>
                </mover>
              </mrow>
              <mrow>
                <mi>p</mi>
                <mi>'</mi>
              </mrow>
            </msub>
          </mrow>
          <mo stretchy="false">∣</mo>
          <mrow>
            <msub>
              <mrow>
                <mover accent="true">
                  <mo stretchy="false">α</mo>
                  <mo stretchy="false">̄</mo>
                </mover>
              </mrow>
              <mi>p</mi>
            </msub>
          </mrow>
        </mrow>
      </mfenced>
      <mrow>
        <mi/>
        <mo stretchy="false">=</mo>
        <mi/>
      </mrow>
      <mo stretchy="false">δ</mo>
      <mrow>
        <mo stretchy="false">(</mo>
        <mrow>
          <mi>p</mi>
          <mi>'</mi>
          <mrow>
            <mi/>
            <mo stretchy="false">−</mo>
            <mi/>
          </mrow>
          <mi>p</mi>
        </mrow>
        <mo stretchy="false">)</mo>
      </mrow>
    </mrow>
    <annotation encoding="StarMath 5.0">left langle {bar %ialpha} _{p'} mline {bar %ialpha} _p right rangle `=` %idelta (p' `-` p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22:21:37.248000000</meta:creation-date>
    <meta:generator>LibreOffice/4.1.4.2$Windows_x86 LibreOffice_project/0a0440ccc0227ad9829de5f46be37cfb6edcf72</meta:generator>
  </office:meta>
</office:document-meta>
</file>